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paragraph-rsid="000bdc4f" style:font-size-asian="24pt" style:font-size-complex="24pt"/>
    </style:style>
    <style:style style:name="P2" style:family="paragraph" style:parent-style-name="Text_20_body">
      <style:text-properties officeooo:rsid="000bdc4f" officeooo:paragraph-rsid="000bdc4f"/>
    </style:style>
    <style:style style:name="P3" style:family="paragraph" style:parent-style-name="Heading_20_1">
      <style:text-properties fo:color="#5b277d" loext:opacity="100%"/>
    </style:style>
    <style:style style:name="P4" style:family="paragraph" style:parent-style-name="Text_20_body" style:list-style-name="L1"/>
    <style:style style:name="T1" style:family="text">
      <style:text-properties officeooo:rsid="001535d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é<text:span text:style-name="T1">gumes de saison</text:span></text:p>
      <text:p text:style-name="P2"/>
      <text:p text:style-name="Text_20_body">{#each légumesSaison as saisonLégumes}</text:p>
      <text:h text:style-name="P3" text:outline-level="1">{saisonLégumes.saison}</text:h>
      <text:list text:style-name="L1">
        <text:list-item>
          <text:p text:style-name="P4">{#each saisonLégumes.légumes as légume}</text:p>
        </text:list-item>
        <text:list-item>
          <text:p text:style-name="P4">{légume}</text:p>
        </text:list-item>
        <text:list-item>
          <text:p text:style-name="P4">{/each}</text:p>
        </text:list-item>
      </text:list>
      <text:p text:style-name="Text_20_body"/>
      <text:p text:style-name="Text_20_body">{/each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4-06T16:48:11.360384153</dc:date>
    <meta:editing-duration>PT8M20S</meta:editing-duration>
    <meta:editing-cycles>11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7" meta:word-count="18" meta:character-count="141" meta:non-whitespace-character-count="133"/>
  </office:meta>
</office:document-meta>
</file>